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2"/>
    <style:style style:name="P2" style:family="paragraph" style:parent-style-name="Text_20_body">
      <style:text-properties officeooo:paragraph-rsid="000f6e93"/>
    </style:style>
    <style:style style:name="P3" style:family="paragraph" style:parent-style-name="Text_20_body" style:list-style-name="L7"/>
    <style:style style:name="P4" style:family="paragraph" style:parent-style-name="Text_20_body" style:list-style-name="L2">
      <style:paragraph-properties fo:margin-top="0cm" fo:margin-bottom="0cm" style:contextual-spacing="false"/>
    </style:style>
    <style:style style:name="P5" style:family="paragraph" style:parent-style-name="Heading_20_2">
      <style:text-properties officeooo:paragraph-rsid="000f6e93"/>
    </style:style>
    <style:style style:name="P6" style:family="paragraph" style:parent-style-name="Standard">
      <style:text-properties officeooo:paragraph-rsid="000f6e93"/>
    </style:style>
    <style:style style:name="P7" style:family="paragraph" style:parent-style-name="Quotations" style:master-page-name="">
      <style:paragraph-properties fo:margin-left="0cm" fo:margin-right="1cm" fo:margin-top="0cm" fo:margin-bottom="0.499cm" style:contextual-spacing="false" fo:text-align="start" style:justify-single-word="false" fo:text-indent="0cm" style:auto-text-indent="false" style:page-number="auto"/>
    </style:style>
    <style:style style:name="P8" style:family="paragraph" style:parent-style-name="Quotations">
      <style:paragraph-properties fo:margin-left="0cm" fo:margin-right="1cm" fo:margin-top="0cm" fo:margin-bottom="0.499cm" style:contextual-spacing="false" fo:text-indent="0cm" style:auto-text-indent="false"/>
    </style:style>
    <style:style style:name="P9" style:family="paragraph" style:parent-style-name="Quotations">
      <style:paragraph-properties fo:margin-left="0cm" fo:margin-right="1cm" fo:margin-top="0cm" fo:margin-bottom="0.499cm" style:contextual-spacing="false" fo:text-align="start" style:justify-single-word="false" fo:text-indent="0cm" style:auto-text-indent="false"/>
    </style:style>
    <style:style style:name="P10" style:family="paragraph" style:parent-style-name="Quotations">
      <style:paragraph-properties fo:margin-left="0cm" fo:margin-right="1cm" fo:margin-top="0cm" fo:margin-bottom="0.499cm" style:contextual-spacing="false" fo:text-indent="0cm" style:auto-text-indent="false"/>
      <style:text-properties officeooo:paragraph-rsid="000f6e93"/>
    </style:style>
    <style:style style:name="P11" style:family="paragraph" style:parent-style-name="Quotations" style:master-page-name="">
      <style:paragraph-properties fo:margin-left="0cm" fo:margin-right="1cm" fo:margin-top="0cm" fo:margin-bottom="0.499cm" style:contextual-spacing="false" fo:text-indent="0cm" style:auto-text-indent="false" style:page-number="auto"/>
    </style:style>
    <style:style style:name="T1" style:family="text">
      <style:text-properties fo:background-color="#ffff00" loext:char-shading-value="0"/>
    </style:style>
    <style:style style:name="T2" style:family="text">
      <style:text-properties fo:font-weight="bold"/>
    </style:style>
    <style:style style:name="T3" style:family="text">
      <style:text-properties fo:color="#800000"/>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Explain i2c protocol?</text:p>
      <text:p text:style-name="P6"/>
      <text:p text:style-name="P6">2. In i2c how many addressing modes are available?</text:p>
      <text:p text:style-name="P6"><text:line-break/>    3. How you will get the client address?</text:p>
      <text:p text:style-name="P6"><text:line-break/>    4. How you will send multiple bytes using i2c protocol?</text:p>
      <text:p text:style-name="P6"><text:line-break/>    5. How you will insert the module?</text:p>
      <text:p text:style-name="P6"><text:line-break/>    6. How you will list the inserted module?</text:p>
      <text:p text:style-name="P6"/>
      <text:p text:style-name="P6"><text:line-break/><text:span text:style-name="T1">7. What is adb?</text:span></text:p>
      <text:p text:style-name="P2">Android Debug Bridge (adb) is a versatile command-line tool that lets you communicate with a device. The adb command facilitates a variety of device actions, such as installing and debugging apps, and it provides access to a Unix shell that you can use to run a variety of commands on a device. It is a client-server program that includes three components: </text:p>
      <text:list xml:id="list8618393531233035892" text:style-name="L2">
        <text:list-item>
          <text:p text:style-name="P4"><text:span text:style-name="T2">A client</text:span>, which sends commands. The client runs on your development machine. You can invoke a client from a command-line terminal by issuing an adb command. </text:p>
        </text:list-item>
        <text:list-item>
          <text:p text:style-name="P4"><text:span text:style-name="T2">A daemon (adbd)</text:span>, which runs commands on a device. The daemon runs as a background process on each device. </text:p>
        </text:list-item>
        <text:list-item>
          <text:p text:style-name="P1"><text:span text:style-name="T2">A server</text:span>, which manages communication between the client and the daemon. The server runs as a background process on your development machine. </text:p>
        </text:list-item>
      </text:list>
      <text:p text:style-name="P6"/>
      <text:p text:style-name="P6"><text:line-break/><text:span text:style-name="T1">8. Explain some adb commands?</text:span></text:p>
      <text:h text:style-name="P5" text:outline-level="2">Useful ADB Commands</text:h>
      <text:p text:style-name="Text_20_body">In addition to the variety of tricks that require ADB, ADB offers some useful commands:</text:p>
      <text:p text:style-name="P7">adb install <text:span text:style-name="Emphasis">C:\package.apk</text:span> – Installs the package located at C:\package.apk on your computer on your device.</text:p>
      <text:p text:style-name="P9">adb uninstall <text:span text:style-name="Emphasis">package.name</text:span> – Uninstalls the package with package.name from your device. For example, you’d use the name com.rovio.angrybirds to uninstall the Angry Birds app.</text:p>
      <text:p text:style-name="P9">adb push<text:span text:style-name="Strong_20_Emphasis"> </text:span><text:span text:style-name="Emphasis">C:\file /sdcard/file</text:span> – Pushes a file from your computer to your device. For example, the command here pushes the file located at C:\file on your computer to /sdcard/file on your device</text:p>
      <text:p text:style-name="P9">adb pull <text:span text:style-name="Emphasis">/sdcard/file C:\file </text:span>– Pulls a file from your device to your computer – works like adb push, but in reverse.</text:p>
      <text:p text:style-name="P11">adb logcat – View your Android device’s log. Can be useful for debugging apps.</text:p>
      <text:p text:style-name="P10">adb shell – Gives you an interactive Linux command-line shell on your device.</text:p>
      <text:p text:style-name="P8">adb shell <text:span text:style-name="Emphasis">command</text:span> – Runs the specified shell command on your device.</text:p>
      <text:p text:style-name="P6"><text:soft-page-break/></text:p>
      <text:p text:style-name="P6"/>
      <text:p text:style-name="P6"/>
      <text:p text:style-name="P6"><text:line-break/>    9. Write one simple hello world module?</text:p>
      <text:p text:style-name="P6"><text:line-break/>    10. How you will build the customized kernel?</text:p>
      <text:p text:style-name="P6">It is important to begin a kernel build with the source tree in a known condition. Therefore, it is recommended that you begin with the command <text:span text:style-name="T2">make mrproper</text:span>. This will remove any configuration files along with the remains of any previous builds that may be scattered around the source tree. Now you must create a configuration file that will determine which components to include in your new kernel. Available methods for kernel configuration are listed below: </text:p>
      <text:p text:style-name="P6"/>
      <text:p text:style-name="P2"><text:span text:style-name="T2">make config</text:span> -- <text:span text:style-name="T3">An interactive text program.</text:span> Components are presented and you answer with <text:span text:style-name="Teletype"><text:span text:style-name="T2">Y</text:span></text:span> (yes), <text:span text:style-name="Teletype"><text:span text:style-name="T2">N</text:span></text:span> (no), or <text:span text:style-name="Teletype"><text:span text:style-name="T2">M</text:span></text:span> (module). </text:p>
      <text:p text:style-name="Text_20_body"><text:span text:style-name="T2">make menuconfig</text:span> -- <text:span text:style-name="T3">A graphical, menu driven program</text:span>. Components are presented in a menu of categories, you select the desired components in the same manner used in the Red Hat Linux installation program. Toggle the tag corresponding to the item you want included; <text:span text:style-name="T2">Y</text:span> (yes), <text:span text:style-name="T2">N</text:span> (no), or <text:span text:style-name="T2">M</text:span> (module). </text:p>
      <text:p text:style-name="P2"><text:span text:style-name="T2">make xconfig</text:span> --<text:span text:style-name="T3"> An X Window System program</text:span>. Components are listed in different levels of menus, and are selected using a mouse. Again, select <text:span text:style-name="T2">Y</text:span> (yes), <text:span text:style-name="T2">N</text:span> (no), or <text:span text:style-name="T2">M</text:span> (module). </text:p>
      <text:p text:style-name="Text_20_body"><text:span text:style-name="T2">make oldconfig</text:span> -- <text:span text:style-name="T3">This is a non-interactive script that will set up your Makefile to be the default settings.</text:span> If you're using the Red Hat patched kernel, it will set up the configuration to be that of the kernel that is shipped for your box. This is useful in setting up your kernel to known working defaults and then turning off features that you don't want. </text:p>
      <text:p text:style-name="P2">The next step in making a modularized kernel is to simply edit <text:span text:style-name="Teletype">/usr/src/linux/Makefile</text:span> and compile the source code components into a working program that your machine can use to boot. The method described here is the easiest to recover from in the event of a mishap. If you are interested in other possibilities, details can be found in the Kernel-HOWTO or in the <text:span text:style-name="Teletype">Makefile</text:span> in <text:span text:style-name="Teletype">/usr/src/linux</text:span> on your Linux system. </text:p>
      <text:list xml:id="list4990099216856219043" text:style-name="L7">
        <text:list-item>
          <text:p text:style-name="P3">Edit the <text:span text:style-name="Teletype">Makefile</text:span> and change the line: <text:span text:style-name="T2">EXTRAVERSION =</text:span> to match a "unique" name (such as adding your initials to the end of the string, as in <text:span text:style-name="T2">EXTRAVERSION = -2.5.0sjs</text:span>). This will allow you to have the old working kernel and the new kernel on your system at the same time. </text:p>
        </text:list-item>
        <text:list-item>
          <text:p text:style-name="P3">Build the kernel with <text:span text:style-name="T2">make bzImage</text:span>. </text:p>
        </text:list-item>
        <text:list-item>
          <text:p text:style-name="P3">Build any modules you configured with <text:span text:style-name="T2">make modules</text:span>. </text:p>
        </text:list-item>
        <text:list-item>
          <text:p text:style-name="P3">Install the new modules (even if you didn't build any) with <text:span text:style-name="T2">make modules_install</text:span>. This will install the kernel modules into the filepath <text:span text:style-name="Teletype">/lib/modules/</text:span> using the path name that was specified in the <text:span text:style-name="Teletype">Makefile</text:span>. Our example would be <text:span text:style-name="Teletype">/lib/modules/2.2.15-2.5.0sjs/</text:span>. </text:p>
        </text:list-item>
      </text:list>
      <text:p text:style-name="P6"/>
      <text:p text:style-name="P6"><text:soft-page-break/><text:line-break/>    11. Explain Kernel building procedure?</text:p>
      <text:p text:style-name="P6"/>
      <text:p text:style-name="P6"><text:line-break/>    12. Projects explanation and questions related to projects..</text:p>
      <text:p text:style-name="P6"><text:line-break/>    13. How you build the toolchain</text:p>
      <text:p text:style-name="P6"><text:line-break/>    14. What is device tree in linux? and what is the use of device tree?</text:p>
      <text:p text:style-name="P6"><text:line-break/>    15. What is spinlocks?</text:p>
      <text:p text:style-name="P6"><text:line-break/>    16. What are the different type of memory zones in linux memory management?</text:p>
      <text:p text:style-name="P6"/>
      <text:p text:style-name="P6"><text:line-break/>    17. What is DMA?</text:p>
      <text:p text:style-name="P6"><text:line-break/>    18. What is cycle stealing in DM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4:41:11.576492728</meta:creation-date>
    <dc:date>2018-02-21T18:04:45.784061307</dc:date>
    <meta:editing-duration>PT2H53M13S</meta:editing-duration>
    <meta:editing-cycles>1</meta:editing-cycles>
    <meta:document-statistic meta:table-count="0" meta:image-count="0" meta:object-count="0" meta:page-count="3" meta:paragraph-count="41" meta:word-count="829" meta:character-count="4922" meta:non-whitespace-character-count="4047"/>
    <meta:generator>LibreOffice/4.2.8.2$Linux_X86_64 LibreOffice_project/420m0$Build-2</meta:generator>
  </office:meta>
</office:document-meta>
</file>